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Tango_20_Blue" draw:textarea-horizontal-align="justify" draw:textarea-vertical-align="middle" draw:auto-grow-height="false" fo:min-height="1.65cm" fo:min-width="5cm" draw:shadow="visible"/>
    </style:style>
    <style:style style:name="P1" style:family="paragraph">
      <style:paragraph-properties fo:text-align="start"/>
    </style:style>
    <style:style style:name="P2" style:family="paragraph">
      <loext:graphic-properties draw:fill="gradient" draw:fill-gradient-name="Tango_20_Blue"/>
      <style:paragraph-properties fo:text-align="start"/>
    </style:style>
    <style:style style:name="T1" style:family="text">
      <style:text-properties fo:color="#0000cc" style:font-name="Courier" fo:font-size="26pt" fo:text-shadow="1pt 1pt" fo:font-weight="bold" style:font-size-asian="26pt" style:font-weight-asian="bold" style:font-size-complex="26pt" style:font-weight-complex="bold"/>
    </style:style>
    <style:style style:name="T2" style:family="text">
      <style:text-properties fo:color="#b2b2b2"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5.5cm" svg:height="1.9cm" svg:x="1.4cm" svg:y="1.5cm">
          <text:p text:style-name="P1"><text:span text:style-name="T1">APAO</text:span></text:p>
          <text:p text:style-name="P1"><text:span text:style-name="T2">For Scientific Optimiz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Brownie" draw:style="linear" draw:start-color="#663300" draw:end-color="#ff6633" draw:start-intensity="100%" draw:end-intensity="100%" draw:angle="6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-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19:06:06.386403749</meta:creation-date>
    <dc:date>2015-11-12T19:12:57.692521162</dc:date>
    <meta:editing-duration>PT2M31S</meta:editing-duration>
    <meta:editing-cycles>1</meta:editing-cycles>
    <meta:document-statistic meta:object-count="1"/>
    <meta:generator>LibreOffice/4.4.6.3$Linux_X86_64 LibreOffice_project/40m0$Build-3</meta:generator>
  </office:meta>
</office:document-meta>
</file>